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adornments="ExtraLight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 Light1" svg:font-family="'DejaVu Sans Light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" draw:marker-start-width="0.25cm" draw:marker-end="Symmetric_20_Arrow" draw:marker-end-width="0.25cm" draw:textarea-horizontal-align="center" draw:textarea-vertical-align="top" fo:padding-top="1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Symmetric_20_Arrow" draw:marker-end-width="0.25cm" draw:fill="none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e6e6e6" draw:textarea-horizontal-align="center" draw:textarea-vertical-align="middle" draw:auto-grow-width="true" fo:min-height="0.35cm" fo:min-width="0.929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e6e6e6" draw:textarea-horizontal-align="center" draw:textarea-vertical-align="middle" draw:auto-grow-width="true" fo:min-height="0.35cm" fo:min-width="2.215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e6e6e6" draw:textarea-horizontal-align="center" draw:textarea-vertical-align="middle" draw:auto-grow-width="true" fo:min-height="0.35cm" fo:min-width="2.232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e6e6e6" draw:textarea-horizontal-align="center" draw:textarea-vertical-align="middle" draw:auto-grow-width="true" fo:min-height="0.35cm" fo:min-width="2.19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fill-color="#e6e6e6" draw:textarea-horizontal-align="center" draw:textarea-vertical-align="middle" draw:auto-grow-width="true" fo:min-height="0.35cm" fo:min-width="1.8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fill-color="#e6e6e6" draw:textarea-horizontal-align="center" draw:textarea-vertical-align="middle" draw:auto-grow-width="true" fo:min-height="0.35cm" fo:min-width="1.89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fill-color="#e6e6e6" draw:textarea-horizontal-align="center" draw:textarea-vertical-align="middle" draw:auto-grow-width="true" fo:min-height="0.35cm" fo:min-width="1.84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fill-color="#e6e6e6" draw:textarea-horizontal-align="center" draw:textarea-vertical-align="middle" draw:auto-grow-width="true" fo:min-height="0.35cm" fo:min-width="1.86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fill-color="#e6e6e6" draw:textarea-horizontal-align="center" draw:textarea-vertical-align="middle" draw:auto-grow-width="true" fo:min-height="0.35cm" fo:min-width="1.78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fill-color="#e6e6e6" draw:textarea-horizontal-align="center" draw:textarea-vertical-align="middle" draw:auto-grow-width="true" fo:min-height="0.35cm" fo:min-width="1.873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2.8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6e6e6"/>
      <style:paragraph-properties fo:text-align="center"/>
      <style:text-properties style:font-name="DejaVu Sans Light1" fo:font-size="7pt" style:font-size-asian="7pt" style:font-size-complex="7pt"/>
    </style:style>
    <style:style style:name="P4" style:family="paragraph">
      <loext:graphic-properties draw:fill="none" draw:fill-color="#e6e6e6"/>
      <style:paragraph-properties fo:text-align="center"/>
      <style:text-properties style:font-name="DejaVu Sans Light1" fo:font-size="7pt" style:font-size-asian="7pt" style:font-size-complex="7pt"/>
    </style:style>
    <style:style style:name="P5" style:family="paragraph">
      <loext:graphic-properties draw:fill="none" draw:fill-color="#ffffff"/>
      <style:text-properties fo:font-size="8pt" fo:font-style="italic" style:text-underline-style="none" style:font-size-asian="8pt" style:font-style-asian="italic" style:font-size-complex="8pt" style:font-style-complex="italic"/>
    </style:style>
    <style:style style:name="T1" style:family="text">
      <style:text-properties style:font-name="DejaVu Sans Light1" fo:font-size="7pt" style:font-size-asian="7pt" style:font-size-complex="7pt"/>
    </style:style>
    <style:style style:name="T2" style:family="text">
      <style:text-properties style:font-name="DejaVu Sans Light" fo:font-size="7pt" style:font-name-asian="DejaVu Sans Light" style:font-size-asian="7pt" style:font-name-complex="DejaVu Sans Light" style:font-size-complex="7pt"/>
    </style:style>
    <style:style style:name="T3" style:family="text">
      <style:text-properties fo:font-size="8pt" fo:font-style="italic" style:text-underline-style="none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6.97cm" svg:y1="1cm" svg:x2="9.4cm" svg:y2="1cm">
          <text:p/>
        </draw:line>
        <draw:custom-shape draw:style-name="gr2" draw:text-style-name="P1" draw:layer="layout" svg:width="2cm" svg:height="0.8cm" svg:x="0.8cm" svg:y="1.95cm">
          <text:p text:style-name="P1">Superblo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0.8cm" svg:x="3.4cm" svg:y="1.95cm">
          <text:p text:style-name="P1">dir_n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0.8cm" svg:x="4.785cm" svg:y="3.6cm">
          <text:p text:style-name="P1">dir_n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0.8cm" svg:x="4.8cm" svg:y="5.2cm">
          <text:p text:style-name="P1">dir_n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0.8cm" svg:x="4.8cm" svg:y="6.8cm">
          <text:p text:style-name="P1">dir_n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0.8cm" svg:x="3.17cm" svg:y="0.6cm">
          <text:p text:style-name="P1">data_n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0.8cm" svg:x="9.4cm" svg:y="0.6cm">
          <text:p text:style-name="P1">data_nod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8cm" svg:y1="2.35cm" svg:x2="3.4cm" svg:y2="2.35cm">
          <text:p/>
        </draw:line>
        <draw:polyline draw:style-name="gr3" draw:text-style-name="P2" draw:layer="layout" svg:width="0.599cm" svg:height="1.199cm" svg:x="5cm" svg:y="2.4cm" svg:viewBox="0 0 600 1200" draw:points="0,0 600,0 600,1200">
          <text:p/>
        </draw:polyline>
        <draw:polyline draw:style-name="gr3" draw:text-style-name="P2" draw:layer="layout" svg:width="1.399cm" svg:height="1.199cm" svg:x="6.442cm" svg:y="5.6cm" svg:viewBox="0 0 1400 1200" draw:points="0,0 1400,0 1400,1200">
          <text:p/>
        </draw:polyline>
        <draw:custom-shape draw:style-name="gr2" draw:text-style-name="P1" draw:layer="layout" svg:width="1.6cm" svg:height="0.8cm" svg:x="6.929cm" svg:y="6.8cm">
          <text:p text:style-name="P1">dir_n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0.8cm" svg:x="7.029cm" svg:y="8.4cm">
          <text:p text:style-name="P1">dir_n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0.8cm" svg:x="9cm" svg:y="3.6cm">
          <text:p text:style-name="P1">data_n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52cm" svg:height="0.8cm" svg:x="15.048cm" svg:y="6.8cm">
          <text:p text:style-name="P1">data_nod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017cm" svg:y1="7.2cm" svg:x2="15.048cm" svg:y2="7.2cm">
          <text:p/>
        </draw:line>
        <draw:line draw:style-name="gr1" draw:text-style-name="P1" draw:layer="layout" svg:x1="5.6cm" svg:y1="4.4cm" svg:x2="5.6cm" svg:y2="5.2cm">
          <text:p/>
        </draw:line>
        <draw:line draw:style-name="gr1" draw:text-style-name="P1" draw:layer="layout" svg:x1="5.6cm" svg:y1="6cm" svg:x2="5.6cm" svg:y2="6.8cm">
          <text:p/>
        </draw:line>
        <draw:line draw:style-name="gr1" draw:text-style-name="P1" draw:layer="layout" svg:x1="7.829cm" svg:y1="7.6cm" svg:x2="7.829cm" svg:y2="8.4cm">
          <text:p/>
        </draw:line>
        <draw:custom-shape draw:style-name="gr2" draw:text-style-name="P1" draw:layer="layout" svg:width="2.183cm" svg:height="0.8cm" svg:x="10.817cm" svg:y="6.8cm">
          <text:p text:style-name="P1">data_nod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529cm" svg:y1="7.2cm" svg:x2="10.817cm" svg:y2="7.2cm">
          <text:p/>
        </draw:line>
        <draw:line draw:style-name="gr1" draw:text-style-name="P1" draw:layer="layout" svg:x1="6.385cm" svg:y1="4cm" svg:x2="9cm" svg:y2="4cm">
          <text:p/>
        </draw:line>
        <draw:frame draw:style-name="gr4" draw:text-style-name="P3" draw:layer="layout" svg:width="0.929cm" svg:height="0.35cm" svg:x="0.535cm" svg:y="1.8cm">
          <draw:text-box>
            <text:p text:style-name="P1"><text:span text:style-name="T1">0x0000</text:span></text:p>
          </draw:text-box>
        </draw:frame>
        <draw:frame draw:style-name="gr4" draw:text-style-name="P3" draw:layer="layout" svg:width="0.929cm" svg:height="0.35cm" svg:x="3.071cm" svg:y="1.8cm">
          <draw:text-box>
            <text:p text:style-name="P1"><text:span text:style-name="T1">0x0200</text:span></text:p>
          </draw:text-box>
        </draw:frame>
        <draw:frame draw:style-name="gr4" draw:text-style-name="P3" draw:layer="layout" svg:width="0.929cm" svg:height="0.35cm" svg:x="4.456cm" svg:y="3.4cm">
          <draw:text-box>
            <text:p text:style-name="P1"><text:span text:style-name="T1">0x0400</text:span></text:p>
          </draw:text-box>
        </draw:frame>
        <draw:frame draw:style-name="gr5" draw:text-style-name="P3" draw:layer="layout" svg:width="2.215cm" svg:height="0.35cm" svg:x="8.82cm" svg:y="3.4cm">
          <draw:text-box>
            <text:p text:style-name="P1"><text:span text:style-name="T1">0x0600 </text:span><text:span text:style-name="T2">→</text:span><text:span text:style-name="T1"> 0x0E00</text:span></text:p>
          </draw:text-box>
        </draw:frame>
        <draw:frame draw:style-name="gr4" draw:text-style-name="P3" draw:layer="layout" svg:width="0.929cm" svg:height="0.35cm" svg:x="4.4cm" svg:y="5cm">
          <draw:text-box>
            <text:p text:style-name="P1"><text:span text:style-name="T1">0x1000</text:span></text:p>
          </draw:text-box>
        </draw:frame>
        <draw:frame draw:style-name="gr4" draw:text-style-name="P3" draw:layer="layout" svg:width="0.929cm" svg:height="0.35cm" svg:x="4.4cm" svg:y="6.6cm">
          <draw:text-box>
            <text:p text:style-name="P1"><text:span text:style-name="T1">0x1200</text:span></text:p>
          </draw:text-box>
        </draw:frame>
        <draw:frame draw:style-name="gr4" draw:text-style-name="P3" draw:layer="layout" svg:width="0.929cm" svg:height="0.35cm" svg:x="6.671cm" svg:y="6.6cm">
          <draw:text-box>
            <text:p text:style-name="P1"><text:span text:style-name="T1">0x1400</text:span></text:p>
          </draw:text-box>
        </draw:frame>
        <draw:frame draw:style-name="gr4" draw:text-style-name="P3" draw:layer="layout" svg:width="0.929cm" svg:height="0.35cm" svg:x="6.771cm" svg:y="8.15cm">
          <draw:text-box>
            <text:p text:style-name="P1"><text:span text:style-name="T1">0x2E00</text:span></text:p>
          </draw:text-box>
        </draw:frame>
        <draw:frame draw:style-name="gr6" draw:text-style-name="P3" draw:layer="layout" svg:width="2.232cm" svg:height="0.35cm" svg:x="10.6cm" svg:y="6.6cm">
          <draw:text-box>
            <text:p text:style-name="P1"><text:span text:style-name="T1">0x1600 </text:span><text:span text:style-name="T2">→</text:span><text:span text:style-name="T1"> 0x2C00</text:span></text:p>
          </draw:text-box>
        </draw:frame>
        <draw:frame draw:style-name="gr5" draw:text-style-name="P3" draw:layer="layout" svg:width="2.215cm" svg:height="0.35cm" svg:x="15cm" svg:y="6.6cm">
          <draw:text-box>
            <text:p text:style-name="P1"><text:span text:style-name="T1">0x3000 </text:span><text:span text:style-name="T2">→</text:span><text:span text:style-name="T1"> 0x4600</text:span></text:p>
          </draw:text-box>
        </draw:frame>
        <draw:frame draw:style-name="gr5" draw:text-style-name="P3" draw:layer="layout" svg:width="2.215cm" svg:height="0.35cm" svg:x="2.97cm" svg:y="0.4cm">
          <draw:text-box>
            <text:p text:style-name="P1"><text:span text:style-name="T1">0x4800 </text:span><text:span text:style-name="T2">→</text:span><text:span text:style-name="T1"> 0x7E00</text:span></text:p>
          </draw:text-box>
        </draw:frame>
        <draw:frame draw:style-name="gr7" draw:text-style-name="P3" draw:layer="layout" svg:width="2.198cm" svg:height="0.35cm" svg:x="9.209cm" svg:y="0.4cm">
          <draw:text-box>
            <text:p text:style-name="P1"><text:span text:style-name="T1">0x8000 </text:span><text:span text:style-name="T2">→</text:span><text:span text:style-name="T1"> 0xFE00</text:span></text:p>
          </draw:text-box>
        </draw:frame>
        <draw:frame draw:style-name="gr8" draw:text-style-name="P4" draw:layer="layout" svg:width="1.86cm" svg:height="0.35cm" svg:x="5.12cm" svg:y="2cm">
          <draw:text-box>
            <text:p text:style-name="P1"><text:span text:style-name="T1">data_ptr=0x02</text:span></text:p>
          </draw:text-box>
        </draw:frame>
        <draw:frame draw:style-name="gr8" draw:text-style-name="P4" draw:layer="layout" svg:width="1.86cm" svg:height="0.35cm" svg:x="6.519cm" svg:y="3.6cm">
          <draw:text-box>
            <text:p text:style-name="P1"><text:span text:style-name="T1">data_ptr=0x03</text:span></text:p>
          </draw:text-box>
        </draw:frame>
        <draw:frame draw:style-name="gr9" draw:text-style-name="P4" draw:layer="layout" svg:width="1.899cm" svg:height="0.35cm" svg:x="6.442cm" svg:y="5.25cm">
          <draw:text-box>
            <text:p text:style-name="P1"><text:span text:style-name="T1">data_ptr=0x0A</text:span></text:p>
          </draw:text-box>
        </draw:frame>
        <draw:frame draw:style-name="gr10" draw:text-style-name="P4" draw:layer="layout" svg:width="1.848cm" svg:height="0.35cm" svg:x="13cm" svg:y="6.8cm">
          <draw:text-box>
            <text:p text:style-name="P1"><text:span text:style-name="T1">next_ptr=0x18</text:span></text:p>
          </draw:text-box>
        </draw:frame>
        <draw:frame draw:style-name="gr10" draw:text-style-name="P4" draw:layer="layout" svg:width="1.848cm" svg:height="0.35cm" svg:x="3.6cm" svg:y="4.4cm">
          <draw:text-box>
            <text:p text:style-name="P1"><text:span text:style-name="T1">next_ptr=0x08</text:span></text:p>
          </draw:text-box>
        </draw:frame>
        <draw:frame draw:style-name="gr10" draw:text-style-name="P4" draw:layer="layout" svg:width="1.848cm" svg:height="0.35cm" svg:x="3.6cm" svg:y="6cm">
          <draw:text-box>
            <text:p text:style-name="P1"><text:span text:style-name="T1">next_ptr=0x09</text:span></text:p>
          </draw:text-box>
        </draw:frame>
        <draw:frame draw:style-name="gr10" draw:text-style-name="P4" draw:layer="layout" svg:width="1.848cm" svg:height="0.35cm" svg:x="7.952cm" svg:y="7.65cm">
          <draw:text-box>
            <text:p text:style-name="P1"><text:span text:style-name="T1">next_ptr=0x17</text:span></text:p>
          </draw:text-box>
        </draw:frame>
        <draw:frame draw:style-name="gr11" draw:text-style-name="P4" draw:layer="layout" svg:width="1.865cm" svg:height="0.35cm" svg:x="8.619cm" svg:y="6.8cm">
          <draw:text-box>
            <text:p text:style-name="P1"><text:span text:style-name="T1">data_ptr=0x0B</text:span></text:p>
          </draw:text-box>
        </draw:frame>
        <draw:frame draw:style-name="gr10" draw:text-style-name="P4" draw:layer="layout" svg:width="1.848cm" svg:height="0.35cm" svg:x="7cm" svg:y="0.55cm">
          <draw:text-box>
            <text:p text:style-name="P1"><text:span text:style-name="T1">next_ptr=0x40</text:span></text:p>
          </draw:text-box>
        </draw:frame>
        <draw:frame draw:style-name="gr12" draw:text-style-name="P4" draw:layer="layout" svg:width="1.788cm" svg:height="0.35cm" svg:x="0.807cm" svg:y="0.6cm">
          <draw:text-box>
            <text:p text:style-name="P1"><text:span text:style-name="T1">free_ptr=0x24</text:span></text:p>
          </draw:text-box>
        </draw:frame>
        <draw:frame draw:style-name="gr13" draw:text-style-name="P4" draw:layer="layout" svg:width="1.873cm" svg:height="0.35cm" svg:x="2.172cm" svg:y="2.85cm">
          <draw:text-box>
            <text:p text:style-name="P1"><text:span text:style-name="T1">alloc_ptr=0x01</text:span></text:p>
          </draw:text-box>
        </draw:frame>
        <draw:polyline draw:style-name="gr3" draw:text-style-name="P2" draw:layer="layout" svg:width="1.369cm" svg:height="0.949cm" svg:x="1.8cm" svg:y="1cm" svg:viewBox="0 0 1370 950" draw:points="0,950 0,0 1370,0">
          <text:p/>
        </draw:polyline>
        <draw:frame draw:style-name="gr14" draw:text-style-name="P5" draw:layer="layout" svg:width="3.334cm" svg:height="0.586cm" svg:x="14.253cm" svg:y="9.2cm">
          <draw:text-box>
            <text:p><text:span text:style-name="T3">NanoFS layout rev 1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" svg:font-family="'DejaVu Sans Light'" style:font-adornments="ExtraLight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 Light1" svg:font-family="'DejaVu Sans Light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 Condensed" fo:font-family="'DejaVu Sans Condensed'" style:font-style-name="Condensed" style:font-family-generic="swiss" style:font-pitch="variable" fo:font-size="9pt" fo:language="en" fo:country="GB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9pt" style:font-weight-asian="normal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ino Ruiz de Clavijo</meta:initial-creator>
    <meta:creation-date>2011-05-15T19:01:58</meta:creation-date>
    <dc:date>2019-05-08T12:29:30.917374595</dc:date>
    <dc:creator>Paulino Ruiz de Clavijo Vázquez</dc:creator>
    <meta:editing-duration>PT4H9M31S</meta:editing-duration>
    <meta:editing-cycles>18</meta:editing-cycles>
    <meta:generator>LibreOffice/6.0.7.3$Linux_X86_64 LibreOffice_project/00m0$Build-3</meta:generator>
    <meta:document-statistic meta:object-count="47"/>
  </office:meta>
</office:document-meta>
</file>